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39"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8" style:family="table-cell" style:parent-style-name="Default">
      <style:table-cell-properties fo:background-color="#ffff00"/>
    </style:style>
    <style:style style:name="ce117" style:family="table-cell" style:parent-style-name="Default">
      <style:table-cell-properties fo:background-color="#ff3333" style:text-align-source="fix" style:repeat-content="false"/>
      <style:paragraph-properties fo:text-align="end" fo:margin-left="0pt"/>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39"/>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office:value-type="string" calcext:value-type="string">
            <text:p>Testaus puuttu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9">00/00/0000</text:date>, <text:time style:data-style-name="N2" text:time-value="11:08:38.5555859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29T12:00:43.931815907</dc:date>
    <meta:editing-duration>P76DT13H12M1S</meta:editing-duration>
    <meta:editing-cycles>299</meta:editing-cycles>
    <meta:generator>LibreOffice/5.4.6.2$Linux_X86_64 LibreOffice_project/40m0$Build-2</meta:generator>
    <meta:document-statistic meta:table-count="2" meta:cell-count="1209" meta:object-count="0"/>
  </office:meta>
</office:document-meta>
</file>